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.9mm" svg:y="92.37mm">
            <draw:object draw:notify-on-update-of-ranges="Feuille1.M6:Feuille1.M11 Feuille1.A6:Feuille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mm" svg:height="89.87mm" svg:x="165.94mm" svg:y="92.61mm">
            <draw:object draw:notify-on-update-of-ranges="Feuille1.A16:Feuille1.A20 Feuille1.A13:Feuille1.A13 Feuille1.M16:Feuille1.M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7" table:default-cell-style-name="ce1"/>
        <table:table-row table:style-name="ro1">
          <table:table-cell table:style-name="Default" office:value-type="string" calcext:value-type="string">
            <text:p>TD2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Passage à l’échelle fort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 calcext:value-type="string">
            <text:p>Nombre de coeurs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Sous-Hauteur</text:p>
          </table:table-cell>
          <table:table-cell office:value-type="string" calcext:value-type="string">
            <text:p>Sous-Largeur</text:p>
          </table:table-cell>
          <table:table-cell office:value-type="string" calcext:value-type="string">
            <text:p>t1(ms)</text:p>
          </table:table-cell>
          <table:table-cell office:value-type="string" calcext:value-type="string">
            <text:p>t2(ms)</text:p>
          </table:table-cell>
          <table:table-cell office:value-type="string" calcext:value-type="string">
            <text:p>t3(ms)</text:p>
          </table:table-cell>
          <table:table-cell office:value-type="string" calcext:value-type="string">
            <text:p>t4(ms)</text:p>
          </table:table-cell>
          <table:table-cell office:value-type="string" calcext:value-type="string">
            <text:p>t5(ms)</text:p>
          </table:table-cell>
          <table:table-cell office:value-type="string" calcext:value-type="string">
            <text:p>t6(ms)</text:p>
          </table:table-cell>
          <table:table-cell office:value-type="string" calcext:value-type="string">
            <text:p>t7(ms)</text:p>
          </table:table-cell>
          <table:table-cell office:value-type="string" calcext:value-type="string">
            <text:p>Moyenne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7911.482" calcext:value-type="float">
            <text:p>147911,482</text:p>
          </table:table-cell>
          <table:table-cell office:value-type="float" office:value="148031.767" calcext:value-type="float">
            <text:p>148031,767</text:p>
          </table:table-cell>
          <table:table-cell office:value-type="float" office:value="151868.856" calcext:value-type="float">
            <text:p>151868,856</text:p>
          </table:table-cell>
          <table:table-cell office:value-type="float" office:value="154793.355" calcext:value-type="float">
            <text:p>154793,355</text:p>
          </table:table-cell>
          <table:table-cell office:value-type="float" office:value="148526.517" calcext:value-type="float">
            <text:p>148526,517</text:p>
          </table:table-cell>
          <table:table-cell office:value-type="float" office:value="147825.549" calcext:value-type="float">
            <text:p>147825,549</text:p>
          </table:table-cell>
          <table:table-cell office:value-type="float" office:value="148077.743" calcext:value-type="float">
            <text:p>148077,743</text:p>
          </table:table-cell>
          <table:table-cell office:value-type="float" office:value="149576.467" calcext:value-type="float">
            <text:p>149576,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8102.174" calcext:value-type="float">
            <text:p>148102,174</text:p>
          </table:table-cell>
          <table:table-cell office:value-type="float" office:value="149871.684" calcext:value-type="float">
            <text:p>149871,684</text:p>
          </table:table-cell>
          <table:table-cell office:value-type="float" office:value="149592.036" calcext:value-type="float">
            <text:p>149592,036</text:p>
          </table:table-cell>
          <table:table-cell office:value-type="float" office:value="149417.245" calcext:value-type="float">
            <text:p>149417,245</text:p>
          </table:table-cell>
          <table:table-cell office:value-type="float" office:value="147865.483" calcext:value-type="float">
            <text:p>147865,483</text:p>
          </table:table-cell>
          <table:table-cell office:value-type="float" office:value="149155.624" calcext:value-type="float">
            <text:p>149155,624</text:p>
          </table:table-cell>
          <table:table-cell office:value-type="float" office:value="149580.217" calcext:value-type="float">
            <text:p>149580,217</text:p>
          </table:table-cell>
          <table:table-cell office:value-type="float" office:value="149083.494" calcext:value-type="float">
            <text:p>149083,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6464.432" calcext:value-type="float">
            <text:p>136464,432</text:p>
          </table:table-cell>
          <table:table-cell office:value-type="float" office:value="136361.439" calcext:value-type="float">
            <text:p>136361,439</text:p>
          </table:table-cell>
          <table:table-cell office:value-type="float" office:value="136429.054" calcext:value-type="float">
            <text:p>136429,054</text:p>
          </table:table-cell>
          <table:table-cell office:value-type="float" office:value="136837.918" calcext:value-type="float">
            <text:p>136837,918</text:p>
          </table:table-cell>
          <table:table-cell office:value-type="float" office:value="136461.118" calcext:value-type="float">
            <text:p>136461,118</text:p>
          </table:table-cell>
          <table:table-cell office:value-type="float" office:value="136569.284" calcext:value-type="float">
            <text:p>136569,284</text:p>
          </table:table-cell>
          <table:table-cell office:value-type="float" office:value="136369.051" calcext:value-type="float">
            <text:p>136369,051</text:p>
          </table:table-cell>
          <table:table-cell office:value-type="float" office:value="136498.899" calcext:value-type="float">
            <text:p>136498,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0266.36" calcext:value-type="float">
            <text:p>130266,36</text:p>
          </table:table-cell>
          <table:table-cell office:value-type="float" office:value="130834.299" calcext:value-type="float">
            <text:p>130834,299</text:p>
          </table:table-cell>
          <table:table-cell office:value-type="float" office:value="130386.896" calcext:value-type="float">
            <text:p>130386,896</text:p>
          </table:table-cell>
          <table:table-cell office:value-type="float" office:value="130498.364" calcext:value-type="float">
            <text:p>130498,364</text:p>
          </table:table-cell>
          <table:table-cell office:value-type="float" office:value="130591.386" calcext:value-type="float">
            <text:p>130591,386</text:p>
          </table:table-cell>
          <table:table-cell office:value-type="float" office:value="131188.126" calcext:value-type="float">
            <text:p>131188,126</text:p>
          </table:table-cell>
          <table:table-cell office:value-type="float" office:value="130182.903" calcext:value-type="float">
            <text:p>130182,903</text:p>
          </table:table-cell>
          <table:table-cell office:value-type="float" office:value="130564.047" calcext:value-type="float">
            <text:p>130564,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7720.712" calcext:value-type="float">
            <text:p>127720,712</text:p>
          </table:table-cell>
          <table:table-cell office:value-type="float" office:value="128052.467" calcext:value-type="float">
            <text:p>128052,467</text:p>
          </table:table-cell>
          <table:table-cell office:value-type="float" office:value="127717.089" calcext:value-type="float">
            <text:p>127717,089</text:p>
          </table:table-cell>
          <table:table-cell office:value-type="float" office:value="127853.91" calcext:value-type="float">
            <text:p>127853,91</text:p>
          </table:table-cell>
          <table:table-cell office:value-type="float" office:value="127671.441" calcext:value-type="float">
            <text:p>127671,441</text:p>
          </table:table-cell>
          <table:table-cell office:value-type="float" office:value="127509.013" calcext:value-type="float">
            <text:p>127509,013</text:p>
          </table:table-cell>
          <table:table-cell office:value-type="float" office:value="127394.863" calcext:value-type="float">
            <text:p>127394,863</text:p>
          </table:table-cell>
          <table:table-cell office:value-type="float" office:value="127702.785" calcext:value-type="float">
            <text:p>127702,7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8733.759" calcext:value-type="float">
            <text:p>128733,759</text:p>
          </table:table-cell>
          <table:table-cell office:value-type="float" office:value="127795.776" calcext:value-type="float">
            <text:p>127795,776</text:p>
          </table:table-cell>
          <table:table-cell office:value-type="float" office:value="126181.576" calcext:value-type="float">
            <text:p>126181,576</text:p>
          </table:table-cell>
          <table:table-cell office:value-type="float" office:value="132899.34" calcext:value-type="float">
            <text:p>132899,34</text:p>
          </table:table-cell>
          <table:table-cell office:value-type="float" office:value="126605.234" calcext:value-type="float">
            <text:p>126605,234</text:p>
          </table:table-cell>
          <table:table-cell office:value-type="float" office:value="127127.782" calcext:value-type="float">
            <text:p>127127,782</text:p>
          </table:table-cell>
          <table:table-cell office:value-type="float" office:value="126314.381" calcext:value-type="float">
            <text:p>126314,381</text:p>
          </table:table-cell>
          <table:table-cell office:value-type="float" office:value="127951.121" calcext:value-type="float">
            <text:p>127951,121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Passage à l ‘échelle faible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 calcext:value-type="string">
            <text:p>Nombre de coeurs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Sous-Hauteur</text:p>
          </table:table-cell>
          <table:table-cell office:value-type="string" calcext:value-type="string">
            <text:p>Sous-Largeur</text:p>
          </table:table-cell>
          <table:table-cell office:value-type="string" calcext:value-type="string">
            <text:p>t1(ms)</text:p>
          </table:table-cell>
          <table:table-cell office:value-type="string" calcext:value-type="string">
            <text:p>t2(ms)</text:p>
          </table:table-cell>
          <table:table-cell office:value-type="string" calcext:value-type="string">
            <text:p>t3(ms)</text:p>
          </table:table-cell>
          <table:table-cell office:value-type="string" calcext:value-type="string">
            <text:p>t4(ms)</text:p>
          </table:table-cell>
          <table:table-cell office:value-type="string" calcext:value-type="string">
            <text:p>t5(ms)</text:p>
          </table:table-cell>
          <table:table-cell office:value-type="string" calcext:value-type="string">
            <text:p>t6(ms)</text:p>
          </table:table-cell>
          <table:table-cell office:value-type="string" calcext:value-type="string">
            <text:p>t7(ms)</text:p>
          </table:table-cell>
          <table:table-cell office:value-type="string" calcext:value-type="string">
            <text:p>Moyenne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9247.78" calcext:value-type="float">
            <text:p>149247,78</text:p>
          </table:table-cell>
          <table:table-cell office:value-type="float" office:value="149167.435" calcext:value-type="float">
            <text:p>149167,435</text:p>
          </table:table-cell>
          <table:table-cell office:value-type="float" office:value="149417.153" calcext:value-type="float">
            <text:p>149417,153</text:p>
          </table:table-cell>
          <table:table-cell office:value-type="float" office:value="148262.98" calcext:value-type="float">
            <text:p>148262,98</text:p>
          </table:table-cell>
          <table:table-cell office:value-type="float" office:value="149134.482" calcext:value-type="float">
            <text:p>149134,482</text:p>
          </table:table-cell>
          <table:table-cell office:value-type="float" office:value="149267.927" calcext:value-type="float">
            <text:p>149267,927</text:p>
          </table:table-cell>
          <table:table-cell office:value-type="float" office:value="149113.175" calcext:value-type="float">
            <text:p>149113,175</text:p>
          </table:table-cell>
          <table:table-cell office:value-type="float" office:value="149087.276" calcext:value-type="float">
            <text:p>149087,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72296.138" calcext:value-type="float">
            <text:p>272296,138</text:p>
          </table:table-cell>
          <table:table-cell office:value-type="float" office:value="272696.067" calcext:value-type="float">
            <text:p>272696,067</text:p>
          </table:table-cell>
          <table:table-cell office:value-type="float" office:value="272278.733" calcext:value-type="float">
            <text:p>272278,733</text:p>
          </table:table-cell>
          <table:table-cell office:value-type="float" office:value="272176.47" calcext:value-type="float">
            <text:p>272176,47</text:p>
          </table:table-cell>
          <table:table-cell office:value-type="float" office:value="272523.011" calcext:value-type="float">
            <text:p>272523,011</text:p>
          </table:table-cell>
          <table:table-cell office:value-type="float" office:value="272181.394" calcext:value-type="float">
            <text:p>272181,394</text:p>
          </table:table-cell>
          <table:table-cell office:value-type="float" office:value="272371.016" calcext:value-type="float">
            <text:p>272371,016</text:p>
          </table:table-cell>
          <table:table-cell office:value-type="float" office:value="272360.404" calcext:value-type="float">
            <text:p>272360,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20771.016" calcext:value-type="float">
            <text:p>520771,016</text:p>
          </table:table-cell>
          <table:table-cell office:value-type="float" office:value="520549.825" calcext:value-type="float">
            <text:p>520549,825</text:p>
          </table:table-cell>
          <table:table-cell office:value-type="float" office:value="520684.264" calcext:value-type="float">
            <text:p>520684,264</text:p>
          </table:table-cell>
          <table:table-cell office:value-type="float" office:value="518788.485" calcext:value-type="float">
            <text:p>518788,485</text:p>
          </table:table-cell>
          <table:table-cell office:value-type="float" office:value="522894.115" calcext:value-type="float">
            <text:p>522894,115</text:p>
          </table:table-cell>
          <table:table-cell office:value-type="float" office:value="524493.488" calcext:value-type="float">
            <text:p>524493,488</text:p>
          </table:table-cell>
          <table:table-cell office:value-type="float" office:value="521335.98" calcext:value-type="float">
            <text:p>521335,98</text:p>
          </table:table-cell>
          <table:table-cell office:value-type="float" office:value="521359.596" calcext:value-type="float">
            <text:p>521359,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1013441.573" calcext:value-type="float">
            <text:p>1013441,573</text:p>
          </table:table-cell>
          <table:table-cell office:value-type="float" office:value="1017840.834" calcext:value-type="float">
            <text:p>1017840,834</text:p>
          </table:table-cell>
          <table:table-cell office:value-type="float" office:value="1013451.147" calcext:value-type="float">
            <text:p>1013451,147</text:p>
          </table:table-cell>
          <table:table-cell office:value-type="float" office:value="1011614.696" calcext:value-type="float">
            <text:p>1011614,696</text:p>
          </table:table-cell>
          <table:table-cell office:value-type="float" office:value="1014908.474" calcext:value-type="float">
            <text:p>1014908,474</text:p>
          </table:table-cell>
          <table:table-cell office:value-type="float" office:value="1015492.975" calcext:value-type="float">
            <text:p>1015492,975</text:p>
          </table:table-cell>
          <table:table-cell office:value-type="float" office:value="1012300.669" calcext:value-type="float">
            <text:p>1012300,669</text:p>
          </table:table-cell>
          <table:table-cell office:value-type="float" office:value="1014150.052" calcext:value-type="float">
            <text:p>1014150,0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float" office:value="2030661.593" calcext:value-type="float">
            <text:p>2030661,593</text:p>
          </table:table-cell>
          <table:table-cell office:value-type="float" office:value="2018650.417" calcext:value-type="float">
            <text:p>2018650,417</text:p>
          </table:table-cell>
          <table:table-cell office:value-type="float" office:value="2026880.113" calcext:value-type="float">
            <text:p>2026880,113</text:p>
          </table:table-cell>
          <table:table-cell office:value-type="float" office:value="2030412.594" calcext:value-type="float">
            <text:p>2030412,594</text:p>
          </table:table-cell>
          <table:table-cell office:value-type="float" office:value="2026799.054" calcext:value-type="float">
            <text:p>2026799,054</text:p>
          </table:table-cell>
          <table:table-cell office:value-type="float" office:value="2030321.417" calcext:value-type="float">
            <text:p>2030321,417</text:p>
          </table:table-cell>
          <table:table-cell office:value-type="float" office:value="2031796.252" calcext:value-type="float">
            <text:p>2031796,252</text:p>
          </table:table-cell>
          <table:table-cell office:value-type="float" office:value="2027931.634" calcext:value-type="float">
            <text:p>2027931,6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23:27:43.740652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2-05T23:55:30.489821256</dc:date>
    <meta:editing-duration>PT4H22M50S</meta:editing-duration>
    <meta:editing-cycles>13</meta:editing-cycles>
    <meta:generator>LibreOffice/6.0.7.3$Linux_X86_64 LibreOffice_project/00m0$Build-3</meta:generator>
    <meta:document-statistic meta:table-count="1" meta:cell-count="1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08cm" svg:y="0.319cm" chart:style-name="ch2">
          <text:p>Passage à l'échelle fort </text:p>
        </chart:title>
        <chart:plot-area chart:style-name="ch3" table:cell-range-address="Feuille1.A6:Feuille1.A11 Feuille1.M6:Feuille1.M11" svg:x="1.331cm" svg:y="1.275cm" svg:width="14.349cm" svg:height="6.564cm">
          <chartooo:coordinate-region svg:x="2.508cm" svg:y="1.474cm" svg:width="12.801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937cm" chart:style-name="ch6">
              <text:p>temps moyen (ms)</text:p>
            </chart:title>
            <chart:grid chart:style-name="ch7" chart:class="major"/>
          </chart:axis>
          <chart:series chart:style-name="ch8" chart:values-cell-range-address="Feuille1.M6:Feuille1.M11" chart:class="chart:scatter">
            <chart:domain table:cell-range-address="Feuille1.A6:Feuille1.A1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6:Feuille1.A11</svg:desc>
                </draw:g>
              </table:table-cell>
              <table:table-cell office:value-type="float" office:value="149576.467">
                <text:p>149576.467</text:p>
                <draw:g>
                  <svg:desc>Feuille1.M6:Feuille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9083.494">
                <text:p>149083.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6498.899">
                <text:p>136498.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564.047">
                <text:p>130564.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7702.785">
                <text:p>127702.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7951.121">
                <text:p>127951.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88cm" xlink:href=".." xlink:type="simple" chart:class="chart:scatter" chart:style-name="ch1">
        <chart:title svg:x="5.451cm" svg:y="0.318cm" chart:style-name="ch2">
          <text:p>Passage à l'échelle faible</text:p>
        </chart:title>
        <chart:plot-area chart:style-name="ch3" table:cell-range-address="Feuille1.A16:Feuille1.A20 Feuille1.A13:Feuille1.A13 Feuille1.M16:Feuille1.M20" chart:data-source-has-labels="row" svg:x="1.331cm" svg:y="1.273cm" svg:width="14.36cm" svg:height="6.555cm">
          <chartooo:coordinate-region svg:x="2.878cm" svg:y="1.473cm" svg:width="12.626cm" svg:height="5.708cm"/>
          <chart:axis chart:dimension="x" chart:name="primary-x" chart:style-name="ch4">
            <chart:title svg:x="7.144cm" svg:y="8.007cm" chart:style-name="ch5">
              <text:p>nombre de coeurs</text:p>
            </chart:title>
          </chart:axis>
          <chart:axis chart:dimension="y" chart:name="primary-y" chart:style-name="ch6">
            <chart:title svg:x="0.451cm" svg:y="5.93cm" chart:style-name="ch7">
              <text:p>temps moyen (ms)</text:p>
            </chart:title>
            <chart:grid chart:style-name="ch8" chart:class="major"/>
          </chart:axis>
          <chart:series chart:style-name="ch9" chart:values-cell-range-address="Feuille1.M16:Feuille1.M20" chart:label-cell-address="Feuille1.A13:Feuille1.A13" chart:class="chart:scatter">
            <chart:domain table:cell-range-address="Feuille1.A16:Feuille1.A2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assage à l ‘échelle faible</text:p>
                <draw:g>
                  <svg:desc>Feuille1.A13:Feuille1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6:Feuille1.A20</svg:desc>
                </draw:g>
              </table:table-cell>
              <table:table-cell office:value-type="float" office:value="149087.276">
                <text:p>149087.276</text:p>
                <draw:g>
                  <svg:desc>Feuille1.M16:Feuille1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2360.404">
                <text:p>272360.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21359.596">
                <text:p>521359.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14150.052">
                <text:p>1014150.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027931.634">
                <text:p>2027931.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